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1.373cm" svg:y="1.789cm">
            <draw:object draw:notify-on-update-of-ranges="Hoja1.G10:Hoja1.G10 Hoja1.A1:Hoja1.A13 Hoja1.B1:Hoja1.B13 Hoja1.D1:Hoja1.D13 Hoja1.C1:Hoja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ce7"/>
        <table:table-row table:style-name="ro1">
          <table:table-cell table:style-name="ce1" office:value-type="float" office:value="16384" calcext:value-type="float">
            <text:p>16384</text:p>
          </table:table-cell>
          <table:table-cell table:style-name="ce6" office:value-type="float" office:value="0.000437267" calcext:value-type="float">
            <text:p>0,000437267</text:p>
          </table:table-cell>
          <table:table-cell table:style-name="ce6" office:value-type="float" office:value="0.008041292" calcext:value-type="float">
            <text:p>0,008041292</text:p>
          </table:table-cell>
          <table:table-cell table:style-name="ce6" office:value-type="float" office:value="0.004564829" calcext:value-type="float">
            <text:p>0,004564829</text:p>
          </table:table-cell>
        </table:table-row>
        <table:table-row table:style-name="ro1">
          <table:table-cell table:style-name="ce2" office:value-type="float" office:value="32768" calcext:value-type="float">
            <text:p>32768</text:p>
          </table:table-cell>
          <table:table-cell office:value-type="float" office:value="0.00046873" calcext:value-type="float">
            <text:p>0,00046873</text:p>
          </table:table-cell>
          <table:table-cell office:value-type="float" office:value="0.007218782" calcext:value-type="float">
            <text:p>0,007218782</text:p>
          </table:table-cell>
          <table:table-cell office:value-type="float" office:value="0.00063337" calcext:value-type="float">
            <text:p>0,000633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8" office:value-type="float" office:value="0.000388674" calcext:value-type="float">
            <text:p>0,000388674</text:p>
          </table:table-cell>
          <table:table-cell table:style-name="ce8" office:value-type="float" office:value="0.006528758" calcext:value-type="float">
            <text:p>0,006528758</text:p>
          </table:table-cell>
          <table:table-cell table:style-name="ce8" office:value-type="float" office:value="0.000846434" calcext:value-type="float">
            <text:p>0,000846434</text:p>
          </table:table-cell>
        </table:table-row>
        <table:table-row table:style-name="ro1">
          <table:table-cell table:style-name="ce4" office:value-type="float" office:value="131072" calcext:value-type="float">
            <text:p>131072</text:p>
          </table:table-cell>
          <table:table-cell office:value-type="float" office:value="0.000543215" calcext:value-type="float">
            <text:p>0,000543215</text:p>
          </table:table-cell>
          <table:table-cell office:value-type="float" office:value="0.003131967" calcext:value-type="float">
            <text:p>0,003131967</text:p>
          </table:table-cell>
          <table:table-cell office:value-type="float" office:value="0.000814691" calcext:value-type="float">
            <text:p>0,00081469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8" office:value-type="float" office:value="0.001400244" calcext:value-type="float">
            <text:p>0,001400244</text:p>
          </table:table-cell>
          <table:table-cell table:style-name="ce8" office:value-type="float" office:value="0.006734565" calcext:value-type="float">
            <text:p>0,006734565</text:p>
          </table:table-cell>
          <table:table-cell table:style-name="ce8" office:value-type="float" office:value="0.001363307" calcext:value-type="float">
            <text:p>0,001363307</text:p>
          </table:table-cell>
        </table:table-row>
        <table:table-row table:style-name="ro1">
          <table:table-cell table:style-name="ce4" office:value-type="float" office:value="524288" calcext:value-type="float">
            <text:p>524288</text:p>
          </table:table-cell>
          <table:table-cell office:value-type="float" office:value="0.002561063" calcext:value-type="float">
            <text:p>0,002561063</text:p>
          </table:table-cell>
          <table:table-cell office:value-type="float" office:value="0.006833177" calcext:value-type="float">
            <text:p>0,006833177</text:p>
          </table:table-cell>
          <table:table-cell office:value-type="float" office:value="0.00220596" calcext:value-type="float">
            <text:p>0,0022059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8" office:value-type="float" office:value="0.004719868" calcext:value-type="float">
            <text:p>0,004719868</text:p>
          </table:table-cell>
          <table:table-cell table:style-name="ce8" office:value-type="float" office:value="0.006305639" calcext:value-type="float">
            <text:p>0,006305639</text:p>
          </table:table-cell>
          <table:table-cell table:style-name="ce8" office:value-type="float" office:value="0.004434153" calcext:value-type="float">
            <text:p>0,004434153</text:p>
          </table:table-cell>
        </table:table-row>
        <table:table-row table:style-name="ro1">
          <table:table-cell table:style-name="ce4" office:value-type="float" office:value="2097152" calcext:value-type="float">
            <text:p>2097152</text:p>
          </table:table-cell>
          <table:table-cell office:value-type="float" office:value="0.008690762" calcext:value-type="float">
            <text:p>0,008690762</text:p>
          </table:table-cell>
          <table:table-cell office:value-type="float" office:value="0.009416416" calcext:value-type="float">
            <text:p>0,009416416</text:p>
          </table:table-cell>
          <table:table-cell office:value-type="float" office:value="0.005259294" calcext:value-type="float">
            <text:p>0,0052592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8" office:value-type="float" office:value="0.017157876" calcext:value-type="float">
            <text:p>0,017157876</text:p>
          </table:table-cell>
          <table:table-cell table:style-name="ce8" office:value-type="float" office:value="0.012201764" calcext:value-type="float">
            <text:p>0,012201764</text:p>
          </table:table-cell>
          <table:table-cell table:style-name="ce8" office:value-type="float" office:value="0.015688993" calcext:value-type="float">
            <text:p>0,015688993</text:p>
          </table:table-cell>
        </table:table-row>
        <table:table-row table:style-name="ro1">
          <table:table-cell table:style-name="ce4" office:value-type="float" office:value="8388608" calcext:value-type="float">
            <text:p>8388608</text:p>
          </table:table-cell>
          <table:table-cell office:value-type="float" office:value="0.033072116" calcext:value-type="float">
            <text:p>0,033072116</text:p>
          </table:table-cell>
          <table:table-cell office:value-type="float" office:value="0.020933412" calcext:value-type="float">
            <text:p>0,020933412</text:p>
          </table:table-cell>
          <table:table-cell office:value-type="float" office:value="0.027820121" calcext:value-type="float">
            <text:p>0,02782012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8" office:value-type="float" office:value="0.065456833" calcext:value-type="float">
            <text:p>0,065456833</text:p>
          </table:table-cell>
          <table:table-cell table:style-name="ce8" office:value-type="float" office:value="0.033943541" calcext:value-type="float">
            <text:p>0,033943541</text:p>
          </table:table-cell>
          <table:table-cell table:style-name="ce8" office:value-type="float" office:value="0.029576942" calcext:value-type="float">
            <text:p>0,029576942</text:p>
          </table:table-cell>
        </table:table-row>
        <table:table-row table:style-name="ro1">
          <table:table-cell table:style-name="ce4" office:value-type="float" office:value="33554432" calcext:value-type="float">
            <text:p>33554432</text:p>
          </table:table-cell>
          <table:table-cell office:value-type="float" office:value="0.12976527" calcext:value-type="float">
            <text:p>0,12976527</text:p>
          </table:table-cell>
          <table:table-cell office:value-type="float" office:value="0.063719124" calcext:value-type="float">
            <text:p>0,063719124</text:p>
          </table:table-cell>
          <table:table-cell office:value-type="float" office:value="0.094521433" calcext:value-type="float">
            <text:p>0,094521433</text:p>
          </table:table-cell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9" office:value-type="float" office:value="0.248747145" calcext:value-type="float">
            <text:p>0,248747145</text:p>
          </table:table-cell>
          <table:table-cell table:style-name="ce9" office:value-type="float" office:value="0.221397992" calcext:value-type="float">
            <text:p>0,221397992</text:p>
          </table:table-cell>
          <table:table-cell table:style-name="ce9" office:value-type="float" office:value="0.153732225" calcext:value-type="float">
            <text:p>0,153732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0:22:44.742122479</meta:creation-date>
    <dc:date>2021-04-13T20:29:15.981151190</dc:date>
    <meta:editing-duration>PT6M31S</meta:editing-duration>
    <meta:editing-cycles>1</meta:editing-cycles>
    <meta:document-statistic meta:table-count="1" meta:cell-count="52" meta:object-count="1"/>
    <meta:generator>LibreOffice/6.4.4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4cm" svg:y="3.709cm" style:legend-expansion="high" chart:style-name="ch2"/>
        <chart:plot-area chart:style-name="ch3" table:cell-range-address="Hoja1.G10:Hoja1.G10 Hoja1.A1:Hoja1.D13" chart:data-source-has-labels="both" svg:x="0.32cm" svg:y="0.18cm" svg:width="11.684cm" svg:height="8.64cm">
          <chartooo:coordinate-region svg:x="1.587cm" svg:y="0.18cm" svg:width="10.278cm" svg:height="6.87cm"/>
          <chart:axis chart:dimension="x" chart:name="primary-x" chart:style-name="ch4" chartooo:axis-type="auto">
            <chartooo:date-scale/>
            <chart:categories table:cell-range-address="Hoja1.A1:Hoja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:Hoja1.B13" loext:label-string="secuencial" chart:class="chart:line">
            <chart:data-point chart:repeated="13"/>
          </chart:series>
          <chart:series chart:style-name="ch8" chart:values-cell-range-address="Hoja1.D1:Hoja1.D13" loext:label-string="parallelsections" chart:class="chart:line">
            <chart:data-point chart:repeated="13"/>
          </chart:series>
          <chart:series chart:style-name="ch9" chart:values-cell-range-address="Hoja1.C1:Hoja1.C13" loext:label-string="parallelfor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</table:table-cell>
              <table:table-cell office:value-type="string">
                <text:p>parallelsections</text:p>
              </table:table-cell>
              <table:table-cell office:value-type="string">
                <text:p>parallelfor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1:Hoja1.A13</svg:desc>
                </draw:g>
              </table:table-cell>
              <table:table-cell office:value-type="float" office:value="0.000437267">
                <text:p>0.000437267</text:p>
                <draw:g>
                  <svg:desc>Hoja1.B1:Hoja1.B13</svg:desc>
                </draw:g>
              </table:table-cell>
              <table:table-cell office:value-type="float" office:value="0.004564829">
                <text:p>0.004564829</text:p>
                <draw:g>
                  <svg:desc>Hoja1.D1:Hoja1.D13</svg:desc>
                </draw:g>
              </table:table-cell>
              <table:table-cell office:value-type="float" office:value="0.008041292">
                <text:p>0.008041292</text:p>
                <draw:g>
                  <svg:desc>Hoja1.C1:Hoja1.C13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46873">
                <text:p>0.00046873</text:p>
              </table:table-cell>
              <table:table-cell office:value-type="float" office:value="0.00063337">
                <text:p>0.00063337</text:p>
              </table:table-cell>
              <table:table-cell office:value-type="float" office:value="0.007218782">
                <text:p>0.00721878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388674">
                <text:p>0.000388674</text:p>
              </table:table-cell>
              <table:table-cell office:value-type="float" office:value="0.000846434">
                <text:p>0.000846434</text:p>
              </table:table-cell>
              <table:table-cell office:value-type="float" office:value="0.006528758">
                <text:p>0.00652875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543215">
                <text:p>0.000543215</text:p>
              </table:table-cell>
              <table:table-cell office:value-type="float" office:value="0.000814691">
                <text:p>0.000814691</text:p>
              </table:table-cell>
              <table:table-cell office:value-type="float" office:value="0.003131967">
                <text:p>0.00313196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400244">
                <text:p>0.001400244</text:p>
              </table:table-cell>
              <table:table-cell office:value-type="float" office:value="0.001363307">
                <text:p>0.001363307</text:p>
              </table:table-cell>
              <table:table-cell office:value-type="float" office:value="0.006734565">
                <text:p>0.00673456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561063">
                <text:p>0.002561063</text:p>
              </table:table-cell>
              <table:table-cell office:value-type="float" office:value="0.00220596">
                <text:p>0.00220596</text:p>
              </table:table-cell>
              <table:table-cell office:value-type="float" office:value="0.006833177">
                <text:p>0.00683317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4719868">
                <text:p>0.004719868</text:p>
              </table:table-cell>
              <table:table-cell office:value-type="float" office:value="0.004434153">
                <text:p>0.004434153</text:p>
              </table:table-cell>
              <table:table-cell office:value-type="float" office:value="0.006305639">
                <text:p>0.00630563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8690762">
                <text:p>0.008690762</text:p>
              </table:table-cell>
              <table:table-cell office:value-type="float" office:value="0.005259294">
                <text:p>0.005259294</text:p>
              </table:table-cell>
              <table:table-cell office:value-type="float" office:value="0.009416416">
                <text:p>0.00941641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7157876">
                <text:p>0.017157876</text:p>
              </table:table-cell>
              <table:table-cell office:value-type="float" office:value="0.015688993">
                <text:p>0.015688993</text:p>
              </table:table-cell>
              <table:table-cell office:value-type="float" office:value="0.012201764">
                <text:p>0.01220176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3072116">
                <text:p>0.033072116</text:p>
              </table:table-cell>
              <table:table-cell office:value-type="float" office:value="0.027820121">
                <text:p>0.027820121</text:p>
              </table:table-cell>
              <table:table-cell office:value-type="float" office:value="0.020933412">
                <text:p>0.02093341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65456833">
                <text:p>0.065456833</text:p>
              </table:table-cell>
              <table:table-cell office:value-type="float" office:value="0.029576942">
                <text:p>0.029576942</text:p>
              </table:table-cell>
              <table:table-cell office:value-type="float" office:value="0.033943541">
                <text:p>0.03394354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2976527">
                <text:p>0.12976527</text:p>
              </table:table-cell>
              <table:table-cell office:value-type="float" office:value="0.094521433">
                <text:p>0.094521433</text:p>
              </table:table-cell>
              <table:table-cell office:value-type="float" office:value="0.063719124">
                <text:p>0.06371912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248747145">
                <text:p>0.248747145</text:p>
              </table:table-cell>
              <table:table-cell office:value-type="float" office:value="0.153732225">
                <text:p>0.153732225</text:p>
              </table:table-cell>
              <table:table-cell office:value-type="float" office:value="0.221397992">
                <text:p>0.221397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